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c470b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>
      <style:paragraph-properties fo:margin-top="0cm" fo:margin-bottom="0cm" loext:contextual-spacing="false"/>
      <style:text-properties officeooo:rsid="000d634d" officeooo:paragraph-rsid="000d634d"/>
    </style:style>
    <style:style style:name="P4" style:family="paragraph" style:parent-style-name="Standard">
      <style:text-properties officeooo:rsid="000ba11b" officeooo:paragraph-rsid="000c470b"/>
    </style:style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P6" style:family="paragraph" style:parent-style-name="Text_20_body" style:list-style-name="L2">
      <style:paragraph-properties fo:margin-top="0cm" fo:margin-bottom="0cm" loext:contextual-spacing="false"/>
    </style:style>
    <style:style style:name="P7" style:family="paragraph" style:parent-style-name="Text_20_body" style:list-style-name="L2">
      <style:paragraph-properties fo:margin-top="0cm" fo:margin-bottom="0cm" loext:contextual-spacing="false"/>
      <style:text-properties officeooo:rsid="000ba11b" officeooo:paragraph-rsid="000ba11b"/>
    </style:style>
    <style:style style:name="P8" style:family="paragraph" style:parent-style-name="Text_20_body" style:list-style-name="L3">
      <style:paragraph-properties fo:margin-top="0cm" fo:margin-bottom="0cm" loext:contextual-spacing="false"/>
    </style:style>
    <style:style style:name="P9" style:family="paragraph" style:parent-style-name="Text_20_body" style:list-style-name="L4">
      <style:paragraph-properties fo:margin-top="0cm" fo:margin-bottom="0cm" loext:contextual-spacing="false"/>
    </style:style>
    <style:style style:name="P10" style:family="paragraph" style:parent-style-name="Text_20_body" style:list-style-name="L4">
      <style:paragraph-properties fo:margin-top="0cm" fo:margin-bottom="0cm" loext:contextual-spacing="false"/>
      <style:text-properties officeooo:paragraph-rsid="001005cd"/>
    </style:style>
    <style:style style:name="P11" style:family="paragraph" style:parent-style-name="Text_20_body" style:list-style-name="L4">
      <style:paragraph-properties fo:margin-top="0cm" fo:margin-bottom="0cm" loext:contextual-spacing="false"/>
      <style:text-properties officeooo:rsid="001005cd" officeooo:paragraph-rsid="001005cd"/>
    </style:style>
    <style:style style:name="T1" style:family="text">
      <style:text-properties officeooo:rsid="000ba11b"/>
    </style:style>
    <style:style style:name="T2" style:family="text">
      <style:text-properties officeooo:rsid="000c470b"/>
    </style:style>
    <style:style style:name="T3" style:family="text">
      <style:text-properties fo:language="es" fo:country="ES"/>
    </style:style>
    <style:style style:name="T4" style:family="text">
      <style:text-properties officeooo:rsid="001005c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ieves Borrero</text:p>
      <text:p text:style-name="P3"/>
      <text:p text:style-name="P3">RESPUESTAS:</text:p>
      <text:p text:style-name="P2"/>
      <text:list xml:id="list7307185465316718739" text:style-name="L1">
        <text:list-item>
          <text:p text:style-name="P5">Inid<text:span text:style-name="T1">i</text:span>ca el significado de las constantes del objeto XMLHttpRequest.</text:p>
        </text:list-item>
      </text:list>
      <text:p text:style-name="P4"><text:tab/>DONE: La operación de búsqueda está completa.</text:p>
      <text:p text:style-name="P1"><text:tab/>HEADERS_RECEIVED: <text:span text:style-name="T2">Se ha llamado a send () y se han recibido los encabezados de <text:tab/>respuesta.</text:span></text:p>
      <text:p text:style-name="P1"><text:tab/>LOADING: <text:bookmark text:name="tw-target-text"/><text:span text:style-name="T3">El cuerpo de la respuesta está siendo recibido. Si responseType es "texto" o <text:tab/>cadena vacía, responseText tendrá la respuesta de texto parcial a medida que se carga.</text:span></text:p>
      <text:p text:style-name="P1"><text:tab/>OPENED: <text:span text:style-name="T2">El método open () ha sido invocado. </text:span></text:p>
      <text:p text:style-name="P1"><text:tab/>UNSENT: <text:span text:style-name="T2">Se ha creado el cliente XMLHttpRequest, pero aún no se ha llamado al método <text:tab/>open ().</text:span></text:p>
      <text:list xml:id="list8699421080901677365" text:style-name="L2">
        <text:list-item>
          <text:p text:style-name="P6">Inidca la forma de crear un objeto XMLHttpRequest hoy en día.</text:p>
          <text:p text:style-name="P7"><text:span text:style-name="T2">Peticion = </text:span>new XMLHttpRequest()</text:p>
        </text:list-item>
      </text:list>
      <text:list xml:id="list4532753835282046198" text:style-name="L3">
        <text:list-item>
          <text:p text:style-name="P8">Métodos manejadores de eventos. Indica su utilidad.</text:p>
          <text:p text:style-name="P8"><text:span text:style-name="T1">S</text:span>on las funciones que responden a los eventos que se producen. </text:p>
        </text:list-item>
      </text:list>
      <text:list xml:id="list547064778887957660" text:style-name="L4">
        <text:list-item>
          <text:p text:style-name="P9">Respuestas del servidor (aparte de 200)</text:p>
          <text:p text:style-name="P11">Códigos de estado 1xx → Informan al navegador de ciertas acciones que se van a realizar (Ej. 100 = Continue).</text:p>
          <text:p text:style-name="P11">Códigos de estado 2xx → Indican que la petición del navegador se ha recibido, procesado y respondido correctamente (Ej. 202 = Accepted)</text:p>
          <text:p text:style-name="P11">Códigos de estado 3xx → Indican que el navegador debe realizar alguna acción adicional para que la petición se complete (Ej. 307 = Temporary Redirect)</text:p>
          <text:p text:style-name="P11">Códigos de estado 4xx → Indican que se ha producido un error cuyo responsable es el navegador (Ej. 404 = Not Found).</text:p>
          <text:p text:style-name="P10"><text:span text:style-name="T4">Códigos de estado 5xx → </text:span>Indican que se ha producido un error cuyo responsable es el servidor <text:span text:style-name="T4">(Ej. 502 → Bad Gateway)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8T19:22:19.377291909</dc:date>
    <meta:editing-duration>PT8M1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248" meta:character-count="1425" meta:non-whitespace-character-count="1195"/>
  </office:meta>
</office:document-meta>
</file>